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0e5a31"/>
    </style:style>
    <style:style style:name="P9"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font-weight="bold" officeooo:paragraph-rsid="000e5a31" style:font-name-asian="Modern Antiqua1" style:font-weight-asian="bold" style:font-name-complex="Modern Antiqua1" style:font-size-complex="10pt" style:font-style-complex="normal" style:font-weight-complex="bold"/>
    </style:style>
    <style:style style:name="P10" style:family="paragraph" style:parent-style-name="Exalted">
      <style:paragraph-properties fo:margin-top="0in" fo:margin-bottom="0in" style:contextual-spacing="false" fo:line-height="100%" fo:orphans="0" fo:widows="0"/>
      <style:text-properties officeooo:rsid="0068d5a2" officeooo:paragraph-rsid="0068d5a2"/>
    </style:style>
    <style:style style:name="P11"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5"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top="0.0201in" fo:margin-bottom="0.0598in" style:contextual-spacing="true" fo:orphans="0" fo:widows="0"/>
      <style:text-properties fo:font-size="9pt" fo:font-weight="normal" style:font-size-asian="9pt" style:font-weight-asian="normal" style:font-size-complex="9pt" style:font-style-complex="normal" style:font-weight-complex="normal"/>
    </style:style>
    <style:style style:name="P1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8"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Heading_20_2">
      <style:text-properties officeooo:paragraph-rsid="0031e2de"/>
    </style:style>
    <style:style style:name="P20" style:family="paragraph" style:parent-style-name="Standard">
      <style:paragraph-properties fo:margin-top="0in" fo:margin-bottom="0.0835in" style:contextual-spacing="false"/>
    </style:style>
    <style:style style:name="P21"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2"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3" style:family="paragraph" style:parent-style-name="Heading_20_1" style:master-page-name="First_20_Page">
      <style:paragraph-properties fo:text-align="center" style:justify-single-word="false" style:page-number="1"/>
    </style:style>
    <style:style style:name="P24" style:family="paragraph" style:parent-style-name="Exalted" style:list-style-name="Exalted_20_Center_20_Dot"/>
    <style:style style:name="P25" style:family="paragraph" style:parent-style-name="Exalted" style:list-style-name="Exalt_20_Dot">
      <style:text-properties officeooo:rsid="00516ee0" officeooo:paragraph-rsid="00516ee0"/>
    </style:style>
    <style:style style:name="P26" style:family="paragraph" style:parent-style-name="Exalted" style:list-style-name="Exalted_20_1a">
      <style:paragraph-properties fo:margin-top="0.0398in" fo:margin-bottom="0.0992in" style:contextual-spacing="false" fo:line-height="100%" fo:text-align="start" style:justify-single-word="false"/>
    </style:style>
    <style:style style:name="P2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28"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29" style:family="paragraph" style:parent-style-name="Exalted" style:list-style-name="Exalt_20_Dot">
      <style:paragraph-properties fo:margin-top="0.0398in" fo:margin-bottom="0.0992in" style:contextual-spacing="false" fo:line-height="100%" fo:text-align="start" style:justify-single-word="false"/>
    </style:style>
    <style:style style:name="P30"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31"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32"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33"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6aea9c" style:font-weight-asian="normal" style:font-weight-complex="normal"/>
    </style:style>
    <style:style style:name="P34"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35"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36"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37"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8"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9"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40"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1c7af5"/>
    </style:style>
    <style:style style:name="P4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42"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43"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4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45"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46"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47"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48" style:family="paragraph" style:parent-style-name="Exalted" style:list-style-name="Exalted_20_Center_20_Dot">
      <style:paragraph-properties fo:margin-top="0in" fo:margin-bottom="0in" style:contextual-spacing="false"/>
    </style:style>
    <style:style style:name="P49" style:family="paragraph" style:parent-style-name="Table_20_Contents" style:list-style-name="Exalted_20_1a">
      <style:paragraph-properties fo:orphans="0" fo:widows="0"/>
    </style:style>
    <style:style style:name="P50" style:family="paragraph" style:parent-style-name="Table_20_Contents" style:list-style-name="Exalted_20_1a">
      <style:paragraph-properties fo:margin-left="0in" fo:margin-right="0.0402in" fo:orphans="0" fo:widows="0" fo:text-indent="0in" style:auto-text-indent="false"/>
    </style:style>
    <style:style style:name="P51"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language="en" fo:country="none" fo:font-style="normal" officeooo:rsid="004c59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0"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1"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35"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fa30a" style:font-weight-asian="normal" style:font-weight-complex="normal"/>
    </style:style>
    <style:style style:name="T40" style:family="text">
      <style:text-properties fo:font-weight="normal" officeooo:rsid="002728ad" style:font-weight-asian="normal" style:font-weight-complex="normal"/>
    </style:style>
    <style:style style:name="T41" style:family="text">
      <style:text-properties fo:font-weight="normal" officeooo:rsid="002f2b8e" style:font-weight-asian="normal" style:font-weight-complex="normal"/>
    </style:style>
    <style:style style:name="T42" style:family="text">
      <style:text-properties fo:font-weight="normal" officeooo:rsid="00350a81" style:font-weight-asian="normal" style:font-weight-complex="normal"/>
    </style:style>
    <style:style style:name="T43" style:family="text">
      <style:text-properties fo:font-weight="normal" officeooo:rsid="0038730a" style:font-weight-asian="normal" style:font-weight-complex="normal"/>
    </style:style>
    <style:style style:name="T44" style:family="text">
      <style:text-properties fo:font-weight="normal" officeooo:rsid="0039d4fe" style:font-weight-asian="normal" style:font-weight-complex="normal"/>
    </style:style>
    <style:style style:name="T45" style:family="text">
      <style:text-properties fo:font-weight="normal" officeooo:rsid="003a0e7f" style:font-weight-asian="normal" style:font-weight-complex="normal"/>
    </style:style>
    <style:style style:name="T46" style:family="text">
      <style:text-properties fo:font-weight="normal" officeooo:rsid="003a31ce" style:font-weight-asian="normal" style:font-weight-complex="normal"/>
    </style:style>
    <style:style style:name="T47" style:family="text">
      <style:text-properties fo:font-weight="normal" officeooo:rsid="003c46cf" style:font-weight-asian="normal" style:font-weight-complex="normal"/>
    </style:style>
    <style:style style:name="T48" style:family="text">
      <style:text-properties fo:font-weight="normal" officeooo:rsid="003d43b6" style:font-weight-asian="normal" style:font-weight-complex="normal"/>
    </style:style>
    <style:style style:name="T49" style:family="text">
      <style:text-properties fo:font-weight="normal" officeooo:rsid="00437730" style:font-weight-asian="normal" style:font-weight-complex="normal"/>
    </style:style>
    <style:style style:name="T50" style:family="text">
      <style:text-properties fo:font-weight="normal" officeooo:rsid="0049a1d9" style:font-weight-asian="normal" style:font-weight-complex="normal"/>
    </style:style>
    <style:style style:name="T51" style:family="text">
      <style:text-properties fo:font-weight="normal" officeooo:rsid="004c597c" style:font-weight-asian="normal" style:font-weight-complex="normal"/>
    </style:style>
    <style:style style:name="T52" style:family="text">
      <style:text-properties fo:font-size="10pt" fo:font-style="normal" fo:font-weight="bold" style:font-size-asian="10pt" style:font-style-asian="normal" style:font-weight-asian="bold" style:font-size-complex="10pt" style:font-style-complex="normal" style:font-weight-complex="bold"/>
    </style:style>
    <style:style style:name="T53" style:family="text">
      <style:text-properties style:font-weight-complex="bold"/>
    </style:style>
    <style:style style:name="T54" style:family="text">
      <style:text-properties fo:font-style="normal" style:font-style-asian="normal" style:font-style-complex="normal"/>
    </style:style>
    <style:style style:name="T55" style:family="text">
      <style:text-properties fo:font-style="normal" officeooo:rsid="0043a823" style:font-style-asian="normal" style:font-style-complex="normal"/>
    </style:style>
    <style:style style:name="T56" style:family="text">
      <style:text-properties fo:font-style="normal" officeooo:rsid="0049a1d9" style:font-style-asian="normal" style:font-style-complex="normal"/>
    </style:style>
    <style:style style:name="T57" style:family="text">
      <style:text-properties fo:font-style="normal" officeooo:rsid="004a7c92" style:font-style-asian="normal" style:font-style-complex="normal"/>
    </style:style>
    <style:style style:name="T58" style:family="text">
      <style:text-properties fo:font-style="normal" officeooo:rsid="004d96f2" style:font-style-asian="normal" style:font-style-complex="normal"/>
    </style:style>
    <style:style style:name="T59" style:family="text">
      <style:text-properties fo:font-style="normal" officeooo:rsid="004f9387" style:font-style-asian="normal" style:font-style-complex="normal"/>
    </style:style>
    <style:style style:name="T60" style:family="text">
      <style:text-properties fo:font-style="normal" officeooo:rsid="00575acd" style:font-style-asian="normal" style:font-style-complex="normal"/>
    </style:style>
    <style:style style:name="T61" style:family="text">
      <style:text-properties officeooo:rsid="002f2b8e"/>
    </style:style>
    <style:style style:name="T62" style:family="text">
      <style:text-properties style:font-size-complex="10pt" style:font-style-complex="normal" style:font-weight-complex="bold"/>
    </style:style>
    <style:style style:name="T63" style:family="text">
      <style:text-properties officeooo:rsid="0038730a"/>
    </style:style>
    <style:style style:name="T64" style:family="text">
      <style:text-properties officeooo:rsid="003c46cf"/>
    </style:style>
    <style:style style:name="T65" style:family="text">
      <style:text-properties officeooo:rsid="005328f2"/>
    </style:style>
    <style:style style:name="T66" style:family="text">
      <style:text-properties officeooo:rsid="00550f90"/>
    </style:style>
    <style:style style:name="T67" style:family="text">
      <style:text-properties officeooo:rsid="00591517"/>
    </style:style>
    <style:style style:name="T68" style:family="text">
      <style:text-properties officeooo:rsid="005a8b59"/>
    </style:style>
    <style:style style:name="T69" style:family="text">
      <style:text-properties officeooo:rsid="005af84e"/>
    </style:style>
    <style:style style:name="T70" style:family="text">
      <style:text-properties officeooo:rsid="005d3bc2"/>
    </style:style>
    <style:style style:name="T71" style:family="text">
      <style:text-properties officeooo:rsid="0062a288"/>
    </style:style>
    <style:style style:name="T72" style:family="text">
      <style:text-properties officeooo:rsid="00692096"/>
    </style:style>
    <style:style style:name="T73"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ext:p text:style-name="P6">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7">Experience Costs</text:p>
            </table:table-cell>
            <table:covered-table-cell/>
            <table:covered-table-cell/>
          </table:table-row>
          <table:table-row table:style-name="Table1.1">
            <table:table-cell table:style-name="Table1.A2" office:value-type="string">
              <text:p text:style-name="P17"/>
            </table:table-cell>
            <table:table-cell table:style-name="Table1.B2" office:value-type="string">
              <text:p text:style-name="P17">Standard</text:p>
            </table:table-cell>
            <table:table-cell table:style-name="Table1.C2" office:value-type="string">
              <text:p text:style-name="P17">Favored</text:p>
            </table:table-cell>
          </table:table-row>
          <table:table-row table:style-name="Table1.1">
            <table:table-cell table:style-name="Table1.A3" office:value-type="string">
              <text:p text:style-name="P14">Attribute Rating</text:p>
            </table:table-cell>
            <table:table-cell table:style-name="Table1.B3" office:value-type="string">
              <text:p text:style-name="P14">4</text:p>
            </table:table-cell>
            <table:table-cell table:style-name="Table1.A3" office:value-type="string">
              <text:p text:style-name="P14">--</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4">3</text:p>
            </table:table-cell>
            <table:table-cell table:style-name="Table1.C4" office:value-type="string">
              <text:p text:style-name="P14">2</text:p>
            </table:table-cell>
          </table:table-row>
          <table:table-row table:style-name="Table1.1">
            <table:table-cell table:style-name="Table1.A3" office:value-type="string">
              <text:p text:style-name="P14">Lesser Power</text:p>
            </table:table-cell>
            <table:table-cell table:style-name="Table1.B3" office:value-type="string">
              <text:p text:style-name="P14">5</text:p>
            </table:table-cell>
            <table:table-cell table:style-name="Table1.A3" office:value-type="string">
              <text:p text:style-name="P14">4</text:p>
            </table:table-cell>
          </table:table-row>
          <table:table-row table:style-name="Table1.1">
            <table:table-cell table:style-name="Table1.A6" office:value-type="string">
              <text:p text:style-name="P16">Greater Power <text:line-break/>(Requires Essence 3)</text:p>
            </table:table-cell>
            <table:table-cell table:style-name="Table1.B6" office:value-type="string">
              <text:p text:style-name="P14">10</text:p>
            </table:table-cell>
            <table:table-cell table:style-name="Table1.C6" office:value-type="string">
              <text:p text:style-name="P14">8</text:p>
            </table:table-cell>
          </table:table-row>
        </table:table>
        <text:h text:style-name="P19" text:outline-level="2">Steps</text:h>
        <text:list xml:id="list3879127332" text:style-name="Exalted_20_1a">
          <text:list-item>
            <text:p text:style-name="P27">Choose your <text:span text:style-name="T1">Exaltation </text:span>and a <text:span text:style-name="T1">Caste/Aspect</text:span>, noting down any special abilities granted. <text:s/>Your Exaltation will influence everything about your character, ranging from what Charms can be chosen, Strife Expression, and Great Curse.</text:p>
          </text:list-item>
          <text:list-item>
            <text:p text:style-name="P26">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6">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28"><text:span text:style-name="T1">Distribute 26 dots to Attributes</text:span>. No single Attribute may be lower than 1, nor higher than 5.<text:line-break/><text:line-break/><text:span text:style-name="T7">Suggested Method: <text:s/><text:line-break/></text:span><text:span text:style-name="T38">Set all Attributes to 1. </text:span><text:span text:style-name="T36"><text:line-break/>Assign each category (Mental, Social, Mental) to be your character’s Primary, Secondary, or Tertiary set. Then add:</text:span></text:p>
            <text:list>
              <text:list-item>
                <text:list>
                  <text:list-item>
                    <text:p text:style-name="P34"><text:span text:style-name="T1">9 Dots</text:span> to Primary.</text:p>
                  </text:list-item>
                  <text:list-item>
                    <text:p text:style-name="P34"><text:span text:style-name="T1">5 Dots</text:span> to Secondary.</text:p>
                  </text:list-item>
                  <text:list-item>
                    <text:p text:style-name="P34"><text:span text:style-name="T1">3 Dots</text:span> to Tertiary.</text:p>
                  </text:list-item>
                </text:list>
              </text:list-item>
            </text:list>
          </text:list-item>
          <text:list-item>
            <text:p text:style-name="P32">Abilities</text:p>
          </text:list-item>
        </text:list>
        <text:list xml:id="list4037949452" text:style-name="Exalt_20_Dot">
          <text:list-item>
            <text:list>
              <text:list-item>
                <text:p text:style-name="P30">Mark <text:span text:style-name="T1">5 </text:span>Abilities as <text:span text:style-name="T1">Favored</text:span>, <text:span text:style-name="T63">gaining 1 </text:span><text:span text:style-name="T3">free dot</text:span><text:span text:style-name="T43"> </text:span><text:span text:style-name="T45">each.</text:span></text:p>
              </text:list-item>
              <text:list-item>
                <text:p text:style-name="P30"><text:span text:style-name="T44">Mark the </text:span><text:span text:style-name="T46">(+1)</text:span><text:span text:style-name="T44"> </text:span><text:span text:style-name="T46">Favored Ability granted from</text:span><text:span text:style-name="T44"> </text:span><text:span text:style-name="T46">the </text:span><text:span text:style-name="T44">Exaltation/Cast</text:span><text:span text:style-name="T8">e, gaining its</text:span><text:span text:style-name="T44"> </text:span><text:span text:style-name="T49">1 </text:span><text:span text:style-name="T4">free dot</text:span><text:span text:style-name="T44"> as well.</text:span></text:p>
              </text:list-item>
              <text:list-item>
                <text:p text:style-name="P30">Use <text:span text:style-name="T1">9 dots </text:span>to increase Favored Abilities, with no single Ability being higher than <text:span text:style-name="T1">5</text:span>.</text:p>
              </text:list-item>
              <text:list-item>
                <text:p text:style-name="P29"><text:span text:style-name="T1">6 dots</text:span> in <text:span text:style-name="T7">non-Favored</text:span> Abilities, with no single Ability raised higher than <text:span text:style-name="T1">3 </text:span>during this phase.</text:p>
              </text:list-item>
              <text:list-item>
                <text:p text:style-name="P31"><text:span text:style-name="T64">Choose </text:span><text:span text:style-name="T35">3</text:span><text:span text:style-name="T64"> </text:span><text:span text:style-name="T5">Specialities,</text:span><text:span text:style-name="T47"> ea</text:span><text:span text:style-name="T48">ch </text:span><text:span text:style-name="T47">in </text:span><text:span text:style-name="T48">a seperate Favored </text:span><text:span text:style-name="T47">Abilit</text:span><text:span text:style-name="T48">y.</text:span></text:p>
              </text:list-item>
            </text:list>
          </text:list-item>
        </text:list>
        <text:list xml:id="list124328478264607" text:continue-list="list3879127332" text:style-name="Exalted_20_1a">
          <text:list-item>
            <text:p text:style-name="P26">Choose a <text:a xlink:type="simple" xlink:href="#Martial Arts|outline" text:style-name="Internet_20_link" text:visited-style-name="Visited_20_Internet_20_Link"><text:span text:style-name="T6">Martial Arts Style</text:span></text:a>. Martial Arts dictates how your character interacts during combat, ranging from animal styles to esoteric and strange supernatural styles.</text:p>
          </text:list-item>
          <text:list-item>
            <text:p text:style-name="P26">Gain 15 <text:span text:style-name="T2">Resources</text:span>, which may immediately be spent on Merits. During character creation, Obstruction rolls are ignored. </text:p>
          </text:list-item>
          <text:list-item>
            <text:p text:style-name="P26">Gain <text:span text:style-name="T1">3 Lesser Powers, </text:span>each in an Ability that is <text:span text:style-name="T1">Favored.</text:span></text:p>
          </text:list-item>
        </text:list>
        <table:table table:name="Table2" table:style-name="Table2">
          <table:table-column table:style-name="Table2.A"/>
          <table:table-row table:style-name="Table2.1">
            <table:table-cell table:style-name="Table2.A1" office:value-type="string">
              <text:p text:style-name="P18">Summary</text:p>
              <text:list xml:id="list124328780114923" text:continue-numbering="true" text:style-name="Exalted_20_1a">
                <text:list-header>
                  <text:p text:style-name="P50"><text:span text:style-name="T32">Before spending xp, double check that your character has the following </text:span><text:span text:style-name="T33">minimums</text:span>: </text:p>
                  <text:p text:style-name="P49"><text:span text:style-name="T1">26 </text:span>Attribute Points</text:p>
                  <text:p text:style-name="P49"><text:span text:style-name="T1">14 </text:span>Favored Ability Points</text:p>
                  <text:list>
                    <text:list-header>
                      <text:p text:style-name="P49"><text:span text:style-name="T41">(</text:span><text:span text:style-name="T1">+1 </text:span>from Exaltation/Caste<text:span text:style-name="T61">)</text:span></text:p>
                    </text:list-header>
                  </text:list>
                  <text:p text:style-name="P49"><text:span text:style-name="T1">6</text:span> Non-Favored Ability Points</text:p>
                  <text:p text:style-name="P49"><text:span text:style-name="T1">3</text:span> Lesser Powers (Favored) </text:p>
                  <text:p text:style-name="P49"><text:span text:style-name="T1">1</text:span> Martial Arts Form </text:p>
                  <text:p text:style-name="P49"><text:span text:style-name="T1">15</text:span> Project Resources</text:p>
                  <text:p text:style-name="P51"><text:span text:style-name="T1">3 </text:span>Specialities</text:p>
                </text:list-header>
              </text:list>
            </table:table-cell>
          </table:table-row>
        </table:table>
        <text:list xml:id="list124330197295463" text:continue-numbering="true" text:style-name="Exalted_20_1a">
          <text:list-item>
            <text:p text:style-name="P33">Spend <text:span text:style-name="T2">30 xp</text:span> as desired.</text:p>
          </text:list-item>
          <text:list-item>
            <text:p text:style-name="P35">Specify <text:span text:style-name="T70">any relevant</text:span> <text:span text:style-name="T2">Equipment</text:span> the character carries, <text:span text:style-name="T69">such as </text:span><text:a xlink:type="simple" xlink:href="#Weapons and Armor|outline" text:style-name="Internet_20_link" text:visited-style-name="Visited_20_Internet_20_Link"><text:span text:style-name="T70">A</text:span></text:a><text:a xlink:type="simple" xlink:href="#Armor and Weapons|outline" text:style-name="Internet_20_link" text:visited-style-name="Visited_20_Internet_20_Link"><text:span text:style-name="T71">rmor and </text:span></text:a><text:a xlink:type="simple" xlink:href="#Weapons and Armor|outline" text:style-name="Internet_20_link" text:visited-style-name="Visited_20_Internet_20_Link"><text:span text:style-name="T70">W</text:span></text:a><text:a xlink:type="simple" xlink:href="#Weapons and Armor|outline" text:style-name="Internet_20_link" text:visited-style-name="Visited_20_Internet_20_Link"><text:span text:style-name="T69">eapons.</text:span></text:a> <text:line-break/><text:line-break/>Unlike other systems, Exalted does not require an 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47"><text:span text:style-name="T73">Rounding<text:line-break/></text:span><text:span text:style-name="T34">A</text:span><text:span text:style-name="T62">lways round up to the nearest whole number.</text:span></text:p>
            </table:table-cell>
          </table:table-row>
        </table:table>
        <text:list xml:id="list124330399689667" text:continue-numbering="true" text:style-name="Exalted_20_1a">
          <text:list-item>
            <text:p text:style-name="P36"><text:span text:style-name="T53">General Static Values</text:span><text:span text:style-name="T38"> </text:span><text:span text:style-name="T40"><text:line-break/></text:span><text:span text:style-name="T50">R</text:span><text:span text:style-name="T40">ecord the following calculated static values</text:span></text:p>
          </text:list-item>
        </text:list>
        <text:list xml:id="list124329076512752" text:continue-list="list4037949452" text:style-name="Exalt_20_Dot">
          <text:list-item>
            <text:list>
              <text:list-item>
                <text:p text:style-name="P38"><text:span text:style-name="T1">Personal Motes</text:span><text:span text:style-name="T38"> </text:span><text:span text:style-name="T54"><text:line-break/></text:span><text:span text:style-name="T56">1</text:span><text:span text:style-name="T54">0 + (Essenc</text:span><text:span text:style-name="T55">e)</text:span></text:p>
              </text:list-item>
              <text:list-item>
                <text:p text:style-name="P38"><text:span text:style-name="T1">Peripheral Motes</text:span><text:span text:style-name="T54"> <text:line-break/></text:span><text:span text:style-name="T58">1</text:span><text:span text:style-name="T54">5 <text:s/>+ (Essence) x2</text:span></text:p>
              </text:list-item>
              <text:list-item>
                <text:p text:style-name="P37"><text:span text:style-name="T1">Guile</text:span><text:span text:style-name="T54"> <text:line-break/></text:span><text:span text:style-name="T57">(</text:span><text:span text:style-name="T54">Composure + Deception)/2</text:span></text:p>
              </text:list-item>
              <text:list-item>
                <text:p text:style-name="P38"><text:soft-page-break/><text:span text:style-name="T1">Resolve</text:span><text:span text:style-name="T54"> <text:line-break/></text:span><text:span text:style-name="T57">(</text:span><text:span text:style-name="T54">Will + Integrity)/2</text:span></text:p>
              </text:list-item>
            </text:list>
          </text:list-item>
        </text:list>
        <text:list xml:id="list124328496718025" text:continue-list="list124330399689667" text:style-name="Exalted_20_1a">
          <text:list-item>
            <text:p text:style-name="P39">Combat Static Values<text:span text:style-name="T39"> <text:line-break/></text:span><text:span text:style-name="T51">A</text:span><text:span text:style-name="T39">ssign the static values </text:span><text:span text:style-name="T42">used (most commonly)</text:span><text:span text:style-name="T39"> during a Combat Scene.</text:span></text:p>
          </text:list-item>
        </text:list>
        <text:list xml:id="list124330107547107" text:continue-list="list124329076512752" text:style-name="Exalt_20_Dot">
          <text:list-item>
            <text:list>
              <text:list-item>
                <text:p text:style-name="P40"><text:span text:style-name="T1">Endurance</text:span><text:span text:style-name="T9"> <text:line-break/></text:span><text:span text:style-name="T10">5</text:span><text:span text:style-name="T54">+Athletics+Physique </text:span><text:span text:style-name="T60">+ (Stamina) x2 </text:span><text:span text:style-name="T54">+(Essence) x</text:span><text:span text:style-name="T59">3</text:span></text:p>
              </text:list-item>
              <text:list-item>
                <text:p text:style-name="P41"><text:span text:style-name="T30">Defense Value (DV)</text:span><text:span text:style-name="T15"> <text:line-break/></text:span><text:span text:style-name="T22">G</text:span><text:span text:style-name="T15">reater of Evasion or Soak </text:span></text:p>
              </text:list-item>
              <text:list-item>
                <text:p text:style-name="P42"><text:span text:style-name="T52">Evasion</text:span> <text:line-break/><text:span text:style-name="T27">(</text:span><text:span text:style-name="T26">Dexterity + Athletics)/2 </text:span><text:span text:style-name="T28">+ (Evasion Mod)</text:span></text:p>
              </text:list-item>
              <text:list-item>
                <text:p text:style-name="P43"><text:span text:style-name="T30">Soak</text:span><text:span text:style-name="T17"> <text:line-break/></text:span><text:span text:style-name="T16">Stamina + Physique)/2 + (Soak Mod)</text:span></text:p>
              </text:list-item>
              <text:list-item>
                <text:p text:style-name="P44"><text:span text:style-name="T29">Accuracy</text:span><text:span text:style-name="T18"> <text:line-break/></text:span><text:span text:style-name="T22">(</text:span><text:span text:style-name="T19">Weapon Att.</text:span><text:span text:style-name="T15"> + Weapon Ability)/2 + (Weapon Mod)<text:line-break/><text:line-break/></text:span><text:span text:style-name="T23">T</text:span><text:span text:style-name="T11">he Attribute and Ability </text:span><text:span text:style-name="T13">used</text:span><text:span text:style-name="T11"> </text:span><text:span text:style-name="T13">depend</text:span><text:span text:style-name="T14">s</text:span><text:span text:style-name="T13"> on th</text:span><text:span text:style-name="T14">e current weapon.</text:span><text:span text:style-name="T11"> This is described in more detail in </text:span><text:a xlink:type="simple" xlink:href="#Armor and Weapons|outline" text:style-name="Internet_20_link" text:visited-style-name="Visited_20_Internet_20_Link">Weapons</text:a><text:span text:style-name="T12">.<text:line-break/><text:line-break/></text:span><text:span text:style-name="T37">Note: </text:span><text:span text:style-name="T25">Remember that Unarmed grants +2 Accuracy.</text:span></text:p>
              </text:list-item>
              <text:list-item>
                <text:p text:style-name="P45"><text:span text:style-name="T29">Base Damage</text:span><text:span text:style-name="T15"> <text:line-break/></text:span><text:span text:style-name="T20">(</text:span><text:span text:style-name="T15">Weapon </text:span><text:span text:style-name="T20">Mod) </text:span><text:span text:style-name="T24">+ Essence</text:span></text:p>
              </text:list-item>
              <text:list-item>
                <text:p text:style-name="P45"><text:span text:style-name="T31">Initiative</text:span><text:span text:style-name="T21"> <text:line-break/></text:span><text:span text:style-name="T22">(</text:span><text:span text:style-name="T21">Cunning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2">XP Generation</text:p>
              <text:p text:style-name="P7">If you prefer pure xp generation, character creation ends at 150xp with the following minimums:</text:p>
              <text:p text:style-name="P7"/>
              <text:list xml:id="list1293742722" text:style-name="Exalted_20_Center_20_Dot">
                <text:list-item>
                  <text:p text:style-name="P46">Attributes: <text:s/>68 xp</text:p>
                </text:list-item>
                <text:list-item>
                  <text:p text:style-name="P46">Favored Abilities: 18xp</text:p>
                </text:list-item>
                <text:list-item>
                  <text:p text:style-name="P46">Non-Favored Abilities: 18xp</text:p>
                </text:list-item>
                <text:list-item>
                  <text:p text:style-name="P46">Lesser Powers: <text:s/>12xp</text:p>
                </text:list-item>
                <text:list-item>
                  <text:p text:style-name="P46">Martial Arts Form: 4xp</text:p>
                </text:list-item>
                <text:list-item>
                  <text:p text:style-name="P46"><text:span text:style-name="T1">15</text:span> Project Resources</text:p>
                </text:list-item>
                <text:list-item>
                  <text:p text:style-name="P46"><text:span text:style-name="T1">3 </text:span>Speciali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3">Purchase Protection</text:p>
              <text:p text:style-name="P10">Some Powers, Abilities, or other aspects of the character end up not being used in a campaign. To some extent, this is normal in any RPG, but <text:span text:style-name="T72">the wide-spanning nature of Exalted can exaggerate this.</text:span></text:p>
              <text:p text:style-name="P10"/>
              <text:p text:style-name="P11">Storytellers should allow Players to redistribute their xp, returning any unused ascpects of their charcters.</text:p>
            </table:table-cell>
          </table:table-row>
        </table:table>
        <text:h text:style-name="P22" text:outline-level="2"/>
        <text:h text:style-name="P21" text:outline-level="2">Advancement</text:h>
        <text:p text:style-name="Exalted">Essence increases automatically depending on how much xp has accumulated after Character Creation:</text:p>
        <text:list xml:id="list124329356372467" text:continue-numbering="true" text:style-name="Exalted_20_Center_20_Dot">
          <text:list-item>
            <text:p text:style-name="P48">Essence 2: <text:tab/>25 xp</text:p>
          </text:list-item>
          <text:list-item>
            <text:p text:style-name="P48">Essence 3: <text:tab/>50 xp</text:p>
          </text:list-item>
          <text:list-item>
            <text:p text:style-name="P48">Essence 4: <text:tab/>100 xp</text:p>
          </text:list-item>
          <text:list-item>
            <text:p text:style-name="P24">Essence 5: <text:tab/>200 xp</text:p>
          </text:list-item>
        </text:list>
        <text:p text:style-name="P4"><text:span text:style-name="T67">Remember that e</text:span>ach Essence <text:span text:style-name="T66">Rank</text:span> provide<text:span text:style-name="T68">s</text:span>:</text:p>
        <text:list xml:id="list124329110644239" text:continue-list="list124330107547107" text:style-name="Exalt_20_Dot">
          <text:list-item>
            <text:p text:style-name="P25">+3 Endurance</text:p>
          </text:list-item>
          <text:list-item>
            <text:p text:style-name="P25">+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24329637461447" text:continue-list="list124329356372467" text:style-name="Exalted_20_Center_20_Dot">
          <text:list-item>
            <text:p text:style-name="P48">Reaching a milestone in a player character’s personal story.</text:p>
          </text:list-item>
          <text:list-item>
            <text:p text:style-name="P48">Suffering a defeat, or otherwise being impeded in their journeys.</text:p>
          </text:list-item>
          <text:list-item>
            <text:p text:style-name="P24">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65">it represents riches to favors to manpower gathered.</text:span></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7">Resources</text:p>
            </table:table-cell>
            <table:covered-table-cell/>
            <table:covered-table-cell/>
            <table:covered-table-cell/>
          </table:table-row>
          <table:table-row table:style-name="Table7.1">
            <table:table-cell table:style-name="Table7.A2" office:value-type="string">
              <text:p text:style-name="P17"/>
            </table:table-cell>
            <table:table-cell table:style-name="Table7.B2" office:value-type="string">
              <text:p text:style-name="P17">Manpower</text:p>
            </table:table-cell>
            <table:table-cell table:style-name="Table7.C2" office:value-type="string">
              <text:p text:style-name="P17">Wealth</text:p>
            </table:table-cell>
            <table:table-cell table:style-name="Table7.D2" office:value-type="string">
              <text:p text:style-name="P17">Time</text:p>
            </table:table-cell>
          </table:table-row>
          <table:table-row table:style-name="Table7.1">
            <table:table-cell table:style-name="Table7.A3" office:value-type="string">
              <text:p text:style-name="P14">1</text:p>
            </table:table-cell>
            <table:table-cell table:style-name="Table7.B3" office:value-type="string">
              <text:p text:style-name="P14">Hamlet</text:p>
            </table:table-cell>
            <table:table-cell table:style-name="Table7.C3" office:value-type="string">
              <text:p text:style-name="P14">-</text:p>
            </table:table-cell>
            <table:table-cell table:style-name="Table7.A3" office:value-type="string">
              <text:p text:style-name="P14">Day</text:p>
            </table:table-cell>
          </table:table-row>
          <table:table-row table:style-name="Table7.1">
            <table:table-cell table:style-name="Table7.A4" office:value-type="string">
              <text:p text:style-name="P14">5</text:p>
            </table:table-cell>
            <table:table-cell table:style-name="Table7.B4" office:value-type="string">
              <text:p text:style-name="P14">Village</text:p>
            </table:table-cell>
            <table:table-cell table:style-name="Table7.C4" office:value-type="string">
              <text:p text:style-name="P14">Merchant</text:p>
            </table:table-cell>
            <table:table-cell table:style-name="Table7.D4" office:value-type="string">
              <text:p text:style-name="P14">Week</text:p>
            </table:table-cell>
          </table:table-row>
          <table:table-row table:style-name="Table7.1">
            <table:table-cell table:style-name="Table7.A3" office:value-type="string">
              <text:p text:style-name="P14">10</text:p>
            </table:table-cell>
            <table:table-cell table:style-name="Table7.B3" office:value-type="string">
              <text:p text:style-name="P14">Town</text:p>
            </table:table-cell>
            <table:table-cell table:style-name="Table7.C3" office:value-type="string">
              <text:p text:style-name="P14">Caravan</text:p>
            </table:table-cell>
            <table:table-cell table:style-name="Table7.A3" office:value-type="string">
              <text:p text:style-name="P14">Month</text:p>
            </table:table-cell>
          </table:table-row>
          <table:table-row table:style-name="Table7.1">
            <table:table-cell table:style-name="Table7.A6" office:value-type="string">
              <text:p text:style-name="P15">20</text:p>
            </table:table-cell>
            <table:table-cell table:style-name="Table7.B6" office:value-type="string">
              <text:p text:style-name="P15">City</text:p>
            </table:table-cell>
            <table:table-cell table:style-name="Table7.C6" office:value-type="string">
              <text:p text:style-name="P15">City Income</text:p>
            </table:table-cell>
            <table:table-cell table:style-name="Table7.D6" office:value-type="string">
              <text:p text:style-name="P15">Season</text:p>
            </table:table-cell>
          </table:table-row>
          <table:table-row table:style-name="Table7.1">
            <table:table-cell table:style-name="Table7.A3" office:value-type="string">
              <text:p text:style-name="P14">50</text:p>
            </table:table-cell>
            <table:table-cell table:style-name="Table7.B3" office:value-type="string">
              <text:p text:style-name="P14">Prefecture</text:p>
            </table:table-cell>
            <table:table-cell table:style-name="Table7.C3" office:value-type="string">
              <text:p text:style-name="P14">Trading Network</text:p>
            </table:table-cell>
            <table:table-cell table:style-name="Table7.A3" office:value-type="string">
              <text:p text:style-name="P14">Year</text:p>
            </table:table-cell>
          </table:table-row>
          <table:table-row table:style-name="Table7.1">
            <table:table-cell table:style-name="Table7.A8" office:value-type="string">
              <text:p text:style-name="P15">75</text:p>
            </table:table-cell>
            <table:table-cell table:style-name="Table7.B8" office:value-type="string">
              <text:p text:style-name="P15">Province</text:p>
            </table:table-cell>
            <table:table-cell table:style-name="Table7.C8" office:value-type="string">
              <text:p text:style-name="P15">Nation</text:p>
            </table:table-cell>
            <table:table-cell table:style-name="Table7.D8" office:value-type="string">
              <text:p text:style-name="P15">Decade</text:p>
            </table:table-cell>
          </table:table-row>
        </table:table>
        <text:p text:style-name="P2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9T12:43:28.306000000</dc:date>
    <meta:editing-cycles>156</meta:editing-cycles>
    <meta:editing-duration>PT8H33M43S</meta:editing-duration>
    <meta:generator>LibreOffice/7.0.3.1$Windows_X86_64 LibreOffice_project/d7547858d014d4cf69878db179d326fc3483e082</meta:generator>
    <dc:creator>Samuel Smith</dc:creator>
    <meta:document-statistic meta:table-count="6" meta:image-count="0" meta:object-count="0" meta:page-count="2" meta:paragraph-count="125" meta:word-count="993" meta:character-count="5851" meta:non-whitespace-character-count="4997"/>
  </office:meta>
</office:document-meta>
</file>